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b5eb"/>
    </style:style>
    <style:style style:name="P2" style:family="paragraph" style:parent-style-name="Standard">
      <style:text-properties officeooo:paragraph-rsid="000e459c"/>
    </style:style>
    <style:style style:name="P3" style:family="paragraph" style:parent-style-name="Standard">
      <style:text-properties officeooo:paragraph-rsid="000fe89a"/>
    </style:style>
    <style:style style:name="P4" style:family="paragraph" style:parent-style-name="Standard">
      <style:text-properties officeooo:paragraph-rsid="000feff7"/>
    </style:style>
    <style:style style:name="P5" style:family="paragraph" style:parent-style-name="Standard">
      <style:text-properties officeooo:paragraph-rsid="000feff7" fo:background-color="transparent"/>
    </style:style>
    <style:style style:name="P6" style:family="paragraph" style:parent-style-name="Standard">
      <style:text-properties officeooo:paragraph-rsid="00113b13" fo:background-color="transparent"/>
    </style:style>
    <style:style style:name="P7" style:family="paragraph" style:parent-style-name="Standard">
      <style:text-properties officeooo:paragraph-rsid="00120a0f" fo:background-color="transparent"/>
    </style:style>
    <style:style style:name="P8" style:family="paragraph" style:parent-style-name="Standard">
      <style:text-properties officeooo:paragraph-rsid="0013a010" fo:background-color="transparent"/>
    </style:style>
    <style:style style:name="P9" style:family="paragraph" style:parent-style-name="Standard">
      <style:text-properties officeooo:paragraph-rsid="001412ed" fo:background-color="transparent"/>
    </style:style>
    <style:style style:name="P10" style:family="paragraph" style:parent-style-name="Standard">
      <style:text-properties officeooo:paragraph-rsid="0014cf1e" fo:background-color="transparent"/>
    </style:style>
    <style:style style:name="P11" style:family="paragraph" style:parent-style-name="Standard">
      <style:text-properties officeooo:paragraph-rsid="001412ed"/>
    </style:style>
    <style:style style:name="P12" style:family="paragraph" style:parent-style-name="Standard">
      <style:text-properties officeooo:paragraph-rsid="0014cf1e"/>
    </style:style>
    <style:style style:name="P13" style:family="paragraph" style:parent-style-name="Standard">
      <style:text-properties officeooo:rsid="0014cf1e" officeooo:paragraph-rsid="0014cf1e"/>
    </style:style>
    <style:style style:name="P14" style:family="paragraph" style:parent-style-name="Standard">
      <style:text-properties officeooo:rsid="0014cf1e" officeooo:paragraph-rsid="0014cf1e" fo:background-color="transparent"/>
    </style:style>
    <style:style style:name="P15" style:family="paragraph" style:parent-style-name="Standard">
      <style:text-properties officeooo:rsid="0014cf1e" officeooo:paragraph-rsid="00170747" fo:background-color="transparent"/>
    </style:style>
    <style:style style:name="P16" style:family="paragraph" style:parent-style-name="Standard">
      <style:text-properties officeooo:rsid="000feff7" officeooo:paragraph-rsid="000feff7" fo:background-color="transparent"/>
    </style:style>
    <style:style style:name="P17" style:family="paragraph" style:parent-style-name="Standard">
      <style:text-properties officeooo:rsid="000feff7" officeooo:paragraph-rsid="00120a0f" fo:background-color="transparent"/>
    </style:style>
    <style:style style:name="P18" style:family="paragraph" style:parent-style-name="Standard">
      <style:text-properties officeooo:rsid="000feff7" officeooo:paragraph-rsid="001412ed" fo:background-color="transparent"/>
    </style:style>
    <style:style style:name="P19" style:family="paragraph" style:parent-style-name="Standard">
      <style:text-properties officeooo:rsid="001412ed" officeooo:paragraph-rsid="001412ed"/>
    </style:style>
    <style:style style:name="P20" style:family="paragraph" style:parent-style-name="Standard">
      <style:text-properties officeooo:rsid="000db5eb" officeooo:paragraph-rsid="000db5eb"/>
    </style:style>
    <style:style style:name="P21" style:family="paragraph" style:parent-style-name="Standard">
      <style:text-properties officeooo:rsid="000db5eb" officeooo:paragraph-rsid="000fe89a"/>
    </style:style>
    <style:style style:name="P22" style:family="paragraph" style:parent-style-name="Standard">
      <style:text-properties officeooo:rsid="000db5eb" officeooo:paragraph-rsid="000feff7" fo:background-color="#ffff00"/>
    </style:style>
    <style:style style:name="T1" style:family="text">
      <style:text-properties officeooo:rsid="000db5eb"/>
    </style:style>
    <style:style style:name="T2" style:family="text">
      <style:text-properties officeooo:rsid="000db5eb" fo:background-color="#ffff00"/>
    </style:style>
    <style:style style:name="T3" style:family="text">
      <style:text-properties officeooo:rsid="000e459c" fo:background-color="#ffff00"/>
    </style:style>
    <style:style style:name="T4" style:family="text">
      <style:text-properties officeooo:rsid="000fe89a" fo:background-color="#ffff00"/>
    </style:style>
    <style:style style:name="T5" style:family="text">
      <style:text-properties officeooo:rsid="000feff7" fo:background-color="#ffff00"/>
    </style:style>
    <style:style style:name="T6" style:family="text">
      <style:text-properties officeooo:rsid="00113b13" fo:background-color="#ffff00"/>
    </style:style>
    <style:style style:name="T7" style:family="text">
      <style:text-properties officeooo:rsid="0013a010" fo:background-color="#ffff00"/>
    </style:style>
    <style:style style:name="T8" style:family="text">
      <style:text-properties officeooo:rsid="001412ed" fo:background-color="#ffff00"/>
    </style:style>
    <style:style style:name="T9" style:family="text">
      <style:text-properties officeooo:rsid="0014cf1e" fo:background-color="#ffff00"/>
    </style:style>
    <style:style style:name="T10" style:family="text">
      <style:text-properties officeooo:rsid="000e459c"/>
    </style:style>
    <style:style style:name="T11" style:family="text">
      <style:text-properties officeooo:rsid="000e459c" fo:background-color="#23b8dc"/>
    </style:style>
    <style:style style:name="T12" style:family="text">
      <style:text-properties officeooo:rsid="000db5eb" fo:background-color="#23b8dc"/>
    </style:style>
    <style:style style:name="T13" style:family="text">
      <style:text-properties officeooo:rsid="000db5eb" fo:background-color="#00cccc"/>
    </style:style>
    <style:style style:name="T14" style:family="text">
      <style:text-properties officeooo:rsid="000fe89a"/>
    </style:style>
    <style:style style:name="T15" style:family="text">
      <style:text-properties officeooo:rsid="000fe89a" fo:background-color="#00dcff"/>
    </style:style>
    <style:style style:name="T16" style:family="text">
      <style:text-properties officeooo:rsid="000db5eb" fo:background-color="#00dcff"/>
    </style:style>
    <style:style style:name="T17" style:family="text">
      <style:text-properties officeooo:rsid="000e459c" fo:background-color="#00dcff"/>
    </style:style>
    <style:style style:name="T18" style:family="text">
      <style:text-properties officeooo:rsid="000feff7" fo:background-color="#00dcff"/>
    </style:style>
    <style:style style:name="T19" style:family="text">
      <style:text-properties officeooo:rsid="0014cf1e" fo:background-color="#00dcff"/>
    </style:style>
    <style:style style:name="T20" style:family="text">
      <style:text-properties officeooo:rsid="000feff7"/>
    </style:style>
    <style:style style:name="T21" style:family="text">
      <style:text-properties officeooo:rsid="00120a0f"/>
    </style:style>
    <style:style style:name="T22" style:family="text">
      <style:text-properties officeooo:rsid="001412ed"/>
    </style:style>
    <style:style style:name="T23" style:family="text">
      <style:text-properties officeooo:rsid="0014cf1e"/>
    </style:style>
    <style:style style:name="T24" style:family="text">
      <style:text-properties officeooo:rsid="001707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9">Такой цвет </text:span><text:span text:style-name="T23">– моя правка</text:span></text:p>
      <text:p text:style-name="P12"><text:span text:style-name="T19">Такой цвет –</text:span><text:span text:style-name="T23"> я не понял</text:span></text:p>
      <text:p text:style-name="P13"/>
      <text:p text:style-name="P13">Кроме того что я считаю ошибками, я убрал везде “should” или заменил на “can” и убрал “our”.</text:p>
      <text:p text:style-name="P13"/>
      <text:p text:style-name="P10"><text:span text:style-name="T1">back EMF –</text:span><text:span text:style-name="T23"> используется в тексте но нигде вроде не объяснено что это</text:span></text:p>
      <text:p text:style-name="P14">state space – возможно я не знаю этого термина</text:p>
      <text:p text:style-name="P14"/>
      <text:p text:style-name="P15"><text:span text:style-name="T24">В </text:span><text:span text:style-name="T1">LAB ACTIVITY 2 <text:s/></text:span><text:span text:style-name="T24">есть фраза которую я не понял совсем (в 1-м абзаце)</text:span></text:p>
      <text:p text:style-name="P14"/>
      <text:p text:style-name="P14"/>
      <text:p text:style-name="P14">Собственно:</text:p>
      <text:p text:style-name="P14"/>
      <text:p text:style-name="P19"/>
      <text:p text:style-name="P11"><text:span text:style-name="T22">Abstract: This article presents content practical course of a contro</text:span><text:span text:style-name="T8">l theory by the department of Control Systems and Informatics of the Saint-Petersburg National Research University of Information Technologies Mechanics and Optics</text:span><text:span text:style-name="T22">. There are many different examples of the realization </text:span><text:span text:style-name="T8">of</text:span><text:span text:style-name="T22"> empirical and mathematical control algorithms. Course begins with the simple line tracer robot and ends with the inverted pendulum on a cart. During the course, students are offered to learn the problem of identification, modelling and programming, based on the Lego NXT. </text:span></text:p>
      <text:p text:style-name="P19"/>
      <text:p text:style-name="P19">Keywords: LEGO Mindstorms NXT, mobile robots, Ziegler-Nichols ultimate gain method, </text:p>
      <text:p text:style-name="P19">modal control, Ackermann's formula</text:p>
      <text:p text:style-name="P20"/>
      <text:p text:style-name="P20">INTRODUCTION</text:p>
      <text:p text:style-name="P20"/>
      <text:p text:style-name="P1"><text:span text:style-name="T1">One of the important problems is the decreas</text:span><text:span text:style-name="T2">ing of the students' education level</text:span><text:span text:style-name="T1">. The interest in the natural sciences falls because the students do not know how to apply the theoretical knowledge. "Is it useful for me in my life?" question that students often ask teachers. But if the students go straight from theory to practice it is very strong motivation </text:span><text:span text:style-name="T2">to learn</text:span><text:span text:style-name="T1"> fundamental science.</text:span></text:p>
      <text:p text:style-name="P20"/>
      <text:p text:style-name="P1"><text:span text:style-name="T1">In this year we tried new labs for control theory. But we did it for first year students. It gave big feedback from them. Cause, now they have wide interest in automation control and know, how it can be used in practice. Maybe they didn't </text:span><text:span text:style-name="T2">(я бы написал don't)</text:span><text:span text:style-name="T1"> understand complex mathematics, but will </text:span><text:span text:style-name="T2">be </text:span><text:span text:style-name="T1">interested in explanation in future.</text:span></text:p>
      <text:p text:style-name="P20"/>
      <text:p text:style-name="P20">LAB ACTIVITY 1</text:p>
      <text:p text:style-name="P20"/>
      <text:p text:style-name="P1"><text:span text:style-name="T1">At first, w</text:span><text:span text:style-name="T2">e s</text:span><text:span text:style-name="T1">how to the students simple robotic system, and teach them methods, </text:span><text:span text:style-name="T2">that do </text:span><text:span text:style-name="T1">not requires profound </text:span><text:span text:style-name="T2">knowledge</text:span><text:span text:style-name="T1"> in physics and mathematics. For this task w</text:span><text:span text:style-name="T2">e u</text:span><text:span text:style-name="T1">se Ziegler-Nichols' ultimate gain method (closed-loop method). During this work, students have time to learn NXC program language for NXT brick, and try to use some abilities of Scilab { open source software for numerical computation. Students can use the open source software not only at university, but </text:span><text:span text:style-name="T2">can also</text:span><text:span text:style-name="T1"> work at home </text:span><text:span text:style-name="T2">on their</text:span><text:span text:style-name="T1"> own projects. Ziegler-Nichols' method used for tuning PID{controller </text:span><text:span text:style-name="T2">is</text:span><text:span text:style-name="T1"> one of the most popular algorith</text:span><text:span text:style-name="T2">ms</text:span><text:span text:style-name="T1">, and good example in control theory. </text:span></text:p>
      <text:p text:style-name="P20"/>
      <text:p text:style-name="P1"><text:span text:style-name="T1">For this task students construct simple line tracer robot 1 with one light sensor. </text:span><text:span text:style-name="T2">The <text:s/>track</text:span><text:span text:style-name="T1"> look like number eight. We begin from the P-control law. After </text:span><text:span text:style-name="T2">the</text:span><text:span text:style-name="T1"> robot </text:span><text:span text:style-name="T2">is</text:span><text:span text:style-name="T1"> able to pass this line, w</text:span><text:span text:style-name="T2">e i</text:span><text:span text:style-name="T1">ncrease </text:span><text:span text:style-name="T2">the</text:span><text:span text:style-name="T1"> proportional gain, until the robot starts to make stable oscillations, moving along the line. Maximum of </text:span><text:soft-page-break/><text:span text:style-name="T1">the workable proportional coefficient, it is </text:span><text:span text:style-name="T2">the</text:span><text:span text:style-name="T1"> ultimate gain. </text:span><text:span text:style-name="T2">After we get</text:span><text:span text:style-name="T1"> measurements of the light sensor from robot, we </text:span><text:span text:style-name="T2">measure the</text:span><text:span text:style-name="T1"> period of the signal oscillations.</text:span></text:p>
      <text:p text:style-name="P20"/>
      <text:p text:style-name="P1"><text:span text:style-name="T1">In fig. 2 for our line tracer ultimate gain Ku = 7 and the period of oscillation Tu = 0:43 sec. After </text:span><text:span text:style-name="T2">achieving</text:span><text:span text:style-name="T1"> the ultimate gain, </text:span><text:span text:style-name="T2">the PID- controller gains can be calculated</text:span><text:span text:style-name="T1">. Fig. 3 sho</text:span><text:span text:style-name="T2">ws p</text:span><text:span text:style-name="T1">rocesses in the system with different control laws. </text:span></text:p>
      <text:p text:style-name="P20"/>
      <text:p text:style-name="P20">LAB ACTIVITY 2 </text:p>
      <text:p text:style-name="P20"/>
      <text:p text:style-name="P2"><text:span text:style-name="T1">In the second lab activity we start a series of works tha</text:span><text:span text:style-name="T2">t h</text:span><text:span text:style-name="T1">elp us to describe the pendulum system in the state space </text:span><text:span text:style-name="T11">(state space??)</text:span><text:span text:style-name="T1">. </text:span><text:span text:style-name="T12">For beginning students should get constants which associate the values of control voltage and output torque</text:span><text:span text:style-name="T1">. The first necessary value is mechanical time constant. We can </text:span><text:span text:style-name="T3">find</text:span><text:span text:style-name="T1"> it </text:span><text:span text:style-name="T3">by applying</text:span><text:span text:style-name="T1"> constant control signal, and </text:span><text:span text:style-name="T3">measuring</text:span><text:span text:style-name="T2"> the </text:span><text:span text:style-name="T1">value of turn angle of the motor. We can calculate </text:span><text:span text:style-name="T3">the</text:span><text:span text:style-name="T1"> mechanical constant using formula 1 dependence </text:span><text:span text:style-name="T2">of turn</text:span><text:span text:style-name="T1"> angle with time and least squares method.</text:span></text:p>
      <text:p text:style-name="P20"/>
      <text:p text:style-name="P2"><text:span text:style-name="T1">where t - time, # - turn angle, # - </text:span><text:span text:style-name="T10">no load </text:span><text:span text:style-name="T1">speed </text:span><text:span text:style-name="T10">(</text:span><text:span text:style-name="T3">speed when </text:span><text:span text:style-name="T2">no load </text:span><text:span text:style-name="T3">is applied</text:span><text:span text:style-name="T10">)</text:span><text:span text:style-name="T1">, # - mechanical time constant. Using this equation students </text:span><text:span text:style-name="T3">can</text:span><text:span text:style-name="T1"> process data from motor in Scilab application. The least squares method gives no load speed and mechanical time constant for NXT motor (fig. 4). In our case we got !nls = 14:2 rad sec and Tm = 0:079sec. Control voltage value is U = 7V . </text:span><text:span text:style-name="T3">Supposing</text:span><text:span text:style-name="T2"> that </text:span><text:span text:style-name="T3">there is </text:span><text:span text:style-name="T2">no viscous friction and </text:span><text:span text:style-name="T3">no</text:span><text:span text:style-name="T2"> other disturbances in the motor</text:span><text:span text:style-name="T1">, we can use formulas for ideal engine. It means that </text:span><text:span text:style-name="T13">back EMF</text:span><text:span text:style-name="T1"> Uemf value equals to the control voltage, and in the rotating motor current is 0A (the real value I = 0;05A).</text:span></text:p>
      <text:p text:style-name="P3"><text:span text:style-name="T1">For our motor Ke = 0:49 V # sec. The next step in this lab work, </text:span><text:span text:style-name="T3">is </text:span><text:span text:style-name="T4">to</text:span><text:span text:style-name="T3"> </text:span><text:span text:style-name="T1">check </text:span><text:span text:style-name="T14">the </text:span><text:span text:style-name="T1">parameters in the open-loop model. Student</text:span><text:span text:style-name="T2">s s</text:span><text:span text:style-name="T1">ynthesize control law U = 7 # sin(# # t), where U { the control signal. As you can see, these curves </text:span><text:span text:style-name="T4">very</text:span><text:span text:style-name="T2"> </text:span><text:span text:style-name="T1">close to each other </text:span><text:span text:style-name="T15">(какой график?)</text:span><text:span text:style-name="T1">. It means that the </text:span><text:span text:style-name="T2">motor parameters</text:span><text:span text:style-name="T4"> are</text:span><text:span text:style-name="T1"> identified correctly. But the initial point of oscillation is moving in the </text:span><text:span text:style-name="T16">negative</text:span><text:span text:style-name="T1"> </text:span><text:span text:style-name="T15">(negative – не понятно, лучше left или bottom.)</text:span><text:span text:style-name="T1"> part of graph, </text:span><text:span text:style-name="T16">this is because the maximum voltage of </text:span><text:span text:style-name="T15">PW</text:span><text:span text:style-name="T16">M in d</text:span><text:span text:style-name="T15">i</text:span><text:span text:style-name="T17">ff</text:span><text:span text:style-name="T16">erent direction has d</text:span><text:span text:style-name="T15">i</text:span><text:span text:style-name="T17">ff</text:span><text:span text:style-name="T16">erence 0:2V . This value disperses on the control switch. </text:span></text:p>
      <text:p text:style-name="P20"/>
      <text:p text:style-name="P20">LAB ACTIVITY 3 </text:p>
      <text:p text:style-name="P20"/>
      <text:p text:style-name="P3"><text:span text:style-name="T1">In this lab activity student</text:span><text:span text:style-name="T2">s c</text:span><text:span text:style-name="T1">heck obtained result in the closed-loop system. For this task w</text:span><text:span text:style-name="T2">e s</text:span><text:span text:style-name="T1">ynthesize control law for steering the angle of the motor by the </text:span><text:span text:style-name="T14">proportional </text:span><text:span text:style-name="T1">controller. This work includes programming and modelling closed-loop system, </text:span><text:span text:style-name="T4">it helps</text:span><text:span text:style-name="T1"> student</text:span><text:span text:style-name="T2">s t</text:span><text:span text:style-name="T1">o associate mathematical formulas and text of the program. </text:span></text:p>
      <text:p text:style-name="P21"/>
      <text:p text:style-name="P1"><text:span text:style-name="T1">Our control algorithm compares the current angle</text:span><text:span text:style-name="T2"> </text:span><text:span text:style-name="T4">with </text:span><text:span text:style-name="T2">a given </text:span><text:span text:style-name="T4">one</text:span><text:span text:style-name="T2"> </text:span><text:span text:style-name="T4">(</text:span><text:span text:style-name="T1">in our case it is </text:span><text:span text:style-name="T14">#</text:span><text:span text:style-name="T4">)</text:span><text:span text:style-name="T1">, and based on the </text:span><text:span text:style-name="T4">difference</text:span><text:span text:style-name="T1"> generates a control signal to the motor. </text:span><text:span text:style-name="T15">(я правильно понял предложение?)</text:span></text:p>
      <text:p text:style-name="P20">(3) </text:p>
      <text:p text:style-name="P1"><text:span text:style-name="T1">Now we have result for closed-loop system, and experimental curve have error not more than 2%. All our calculations </text:span><text:span text:style-name="T4">are </text:span><text:span text:style-name="T1">made correctly, and we can proceed to the calculation of torque constant.</text:span></text:p>
      <text:p text:style-name="P20"/>
      <text:p text:style-name="P20">LAB ACTIVITY 4 </text:p>
      <text:p text:style-name="P20"/>
      <text:p text:style-name="P3"><text:span text:style-name="T1">We need </text:span><text:span text:style-name="T4">a</text:span><text:span text:style-name="T1"> mathematical description of our robotic system, for this w</text:span><text:span text:style-name="T2">e c</text:span><text:span text:style-name="T1">ontrol output torque of the motor. And we nee</text:span><text:span text:style-name="T2">d </text:span><text:span text:style-name="T4">the </text:span><text:span text:style-name="T2">torque constant Kt for this task</text:span><text:span text:style-name="T1">. Consider the equation of the motor without the viscous friction: </text:span></text:p>
      <text:p text:style-name="P20"/>
      <text:p text:style-name="P20"><text:soft-page-break/>(4) </text:p>
      <text:p text:style-name="P20"/>
      <text:p text:style-name="P1"><text:span text:style-name="T1">where </text:span><text:span text:style-name="T14">#</text:span><text:span text:style-name="T1"> moment of inertia of the rotor, </text:span><text:span text:style-name="T14"># </text:span><text:span text:style-name="T1">electric resistance, </text:span><text:span text:style-name="T14">#</text:span><text:span text:style-name="T1"> inductance of armature </text:span><text:span text:style-name="T18">(не motor coil)</text:span><text:span text:style-name="T1">, </text:span><text:span text:style-name="T14">#</text:span><text:span text:style-name="T1"> </text:span><text:span text:style-name="T1">rotor speed, </text:span><text:span text:style-name="T14"># </text:span><text:span text:style-name="T1">the rotor current. Now, following formula 5, calculate the value of the torque constant. </text:span></text:p>
      <text:p text:style-name="P20"/>
      <text:p text:style-name="P20">(5) </text:p>
      <text:p text:style-name="P20"/>
      <text:p text:style-name="P4"><text:span text:style-name="T1">where </text:span><text:span text:style-name="T14">#</text:span><text:span text:style-name="T1"> the locked rotor torque, </text:span><text:span text:style-name="T14">#</text:span><text:span text:style-name="T1"> the locked rotor current, </text:span><text:span text:style-name="T14">#</text:span><text:span text:style-name="T1"> the NXT motor gear ratio. Substitute values of the parameters of our motor. Torque constant and </text:span><text:span text:style-name="T16">back EMF</text:span><text:span text:style-name="T1"> constant values should be close, for NXT these constants are </text:span><text:span text:style-name="T20"># </text:span><text:span text:style-name="T1">and </text:span><text:span text:style-name="T20">#</text:span><text:span text:style-name="T1"> sec. For input/output model we also need electrical time constant </text:span><text:span text:style-name="T20">#</text:span><text:span text:style-name="T1">. Lego NXT motor </text:span><text:span text:style-name="T5">are</text:span><text:span text:style-name="T1"> </text:span><text:span text:style-name="T16">steered </text:span><text:span text:style-name="T18">(не уверен что правильное слово, м.б. Contolled?)</text:span><text:span text:style-name="T1"> by PWM. But in our equation </text:span><text:span text:style-name="T5">the </text:span><text:span text:style-name="T2">continuous control signal </text:span><text:span text:style-name="T5">is</text:span><text:span text:style-name="T20"> </text:span><text:span text:style-name="T1">used. Now student</text:span><text:span text:style-name="T2">s </text:span><text:span text:style-name="T5">can</text:span><text:span text:style-name="T2"> c</text:span><text:span text:style-name="T1">heck, that using PWM and DC control </text:span><text:span text:style-name="T2">gives </text:span><text:span text:style-name="T5">the</text:span><text:span text:style-name="T2"> same result</text:span><text:span text:style-name="T5">s</text:span><text:span text:style-name="T1">. The graph 7 shows simulation results for NXT motor with reduction gear. It should be noted, that measurements of the voltmeter sho</text:span><text:span text:style-name="T2">w </text:span><text:span text:style-name="T5">the </text:span><text:span text:style-name="T1">correct constant value of the voltage. </text:span><text:span text:style-name="T5">An </text:span><text:span text:style-name="T2">oscilloscope should be used </text:span><text:span text:style-name="T5">f</text:span><text:span text:style-name="T2">or demonstration of the PWM signal.</text:span></text:p>
      <text:p text:style-name="P22"/>
      <text:p text:style-name="P6"><text:span text:style-name="T20">After this students</text:span><text:span text:style-name="T5"> </text:span><text:span text:style-name="T6">can be </text:span><text:span text:style-name="T5">s</text:span><text:span text:style-name="T20">ure, </text:span><text:span text:style-name="T5">that </text:span><text:span text:style-name="T6">the </text:span><text:span text:style-name="T5">continuous control can be used for our calculation.</text:span><text:span text:style-name="T20"> </text:span></text:p>
      <text:p text:style-name="P16"/>
      <text:p text:style-name="P16">LAB ACTIVITY 5 </text:p>
      <text:p text:style-name="P16"/>
      <text:p text:style-name="P5"><text:span text:style-name="T20">Now we have all data for making equations of our robotic system. </text:span><text:span text:style-name="T7">To </text:span><text:span text:style-name="T5">demonstrat</text:span><text:span text:style-name="T7">e </text:span><text:span text:style-name="T20">the main results of this activities, we chose </text:span><text:span text:style-name="T7">a </text:span><text:span text:style-name="T20">well-known problem inverted pendulum on a cart. We take the HiTechnic Angle Sensor for measuring of the angle of pendulum. </text:span></text:p>
      <text:p text:style-name="P8"><text:span text:style-name="T20">From the EulerLagrange equation we get mathematical formulas describing inverted pendulum on a cart. </text:span><text:span text:style-name="T7">The</text:span><text:span text:style-name="T5"> students use Maxima, computer algebra system </text:span><text:span text:style-name="T7">f</text:span><text:span text:style-name="T5">or calculations</text:span><text:span text:style-name="T20">.</text:span></text:p>
      <text:p text:style-name="P16"/>
      <text:p text:style-name="P5"><text:span text:style-name="T20">Where </text:span><text:span text:style-name="T21">#</text:span><text:span text:style-name="T20"> mass of the pendulum, </text:span><text:span text:style-name="T21">#</text:span><text:span text:style-name="T20"> distance to the center of mass of the pendulum, </text:span><text:span text:style-name="T21">#</text:span><text:span text:style-name="T20"> radius of the wheel, # turning angle of the wheel, </text:span><text:span text:style-name="T21">#</text:span><text:span text:style-name="T20"> inertia moment of the pendulum, </text:span><text:span text:style-name="T21">#</text:span><text:span text:style-name="T20"> turning angle of the pendulum, </text:span><text:span text:style-name="T21"># </text:span><text:span text:style-name="T20">inertia moment of the wheel, </text:span><text:span text:style-name="T21">#</text:span><text:span text:style-name="T20"> mass of the cart, </text:span><text:span text:style-name="T21">#</text:span><text:span text:style-name="T20"> mass of the wheel. </text:span></text:p>
      <text:p text:style-name="P16"/>
      <text:p text:style-name="P17">Rewrite this system in matrix form</text:p>
      <text:p text:style-name="P17"/>
      <text:p text:style-name="P7"><text:span text:style-name="T20">For our pendulum </text:span><text:span text:style-name="T21">#</text:span><text:span text:style-name="T20">. Divide the equation by E:</text:span></text:p>
      <text:p text:style-name="P17"/>
      <text:p text:style-name="P5"><text:span text:style-name="T20">We need to present this equation in </text:span><text:span text:style-name="T18">state space</text:span><text:span text:style-name="T20"> form for calculation of the feedback gains. Rewrite this equation in extended form </text:span><text:span text:style-name="T21">#</text:span><text:span text:style-name="T20">, where </text:span><text:span text:style-name="T21">#</text:span></text:p>
      <text:p text:style-name="P16"/>
      <text:p text:style-name="P7"><text:span text:style-name="T20">Obtain an etalon model from the binom of Newton </text:span><text:span text:style-name="T22">#</text:span><text:span text:style-name="T20"> where # an etalon transient time, # a desired transient time. For our inverted pendulum #. Also we need to calculate </text:span><text:span text:style-name="T8">the</text:span><text:span text:style-name="T20"> roots of the etalon model #.</text:span></text:p>
      <text:p text:style-name="P17"/>
      <text:p text:style-name="P5"><text:span text:style-name="T20">Now we can use Ackermann's formula </text:span><text:span text:style-name="T8">to</text:span><text:span text:style-name="T5"> calculat</text:span><text:span text:style-name="T8">e</text:span><text:span text:style-name="T20"> the state variable feedback matrix.</text:span></text:p>
      <text:p text:style-name="P18"/>
      <text:p text:style-name="P9"><text:span text:style-name="T22">where # controllability</text:span><text:span text:style-name="T20"> matrix. We get the raw state variable feedback matrix, </text:span><text:span text:style-name="T8">be</text:span><text:span text:style-name="T5">cause </text:span><text:span text:style-name="T20">we don't impose limits on the value of the control signal. We should simulate this system and chose the parameters, which provide our limits. Simulation results presented by the figures 9,10.</text:span></text:p>
      <text:p text:style-name="P16"/>
      <text:p text:style-name="P16">CONCLUSION </text:p>
      <text:p text:style-name="P16"/>
      <text:p text:style-name="P9"><text:span text:style-name="T20">The article is a compilation of various methods of control theory, implemented on the basis of Lego </text:span><text:soft-page-break/><text:span text:style-name="T20">NXT. Control of the pendulum system is popular task of the control theory. The article shows how the toy can unite many areas of scientific activity. Based on the Lego NXT</text:span><text:span text:style-name="T5"> many </text:span><text:span text:style-name="T8">different</text:span><text:span text:style-name="T5"> pendulum systems </text:span><text:span text:style-name="T8">like</text:span><text:span text:style-name="T5"> SegWay, Furuta pendulum, Kapitza pendulum, inverted pendulum on a cart, </text:span><text:span text:style-name="T8">etc. can be </text:span><text:span text:style-name="T5">constructed .</text:span><text:span text:style-name="T20"> All projects of the Control Systems and Informatics department of the Saint-Petersburg National Research University of Information Technologies Mechanics and Optics are available on our youtube channel http://www.youtube. com/itmo4robo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0:20:59</meta:creation-date>
    <dc:date>2013-11-15T11:39:10</dc:date>
    <meta:editing-duration>PT42M12S</meta:editing-duration>
    <meta:editing-cycles>8</meta:editing-cycles>
    <meta:generator>LibreOffice/3.6$Linux_x86 LibreOffice_project/360m1$Build-2</meta:generator>
    <meta:document-statistic meta:table-count="0" meta:image-count="0" meta:object-count="0" meta:page-count="4" meta:paragraph-count="45" meta:word-count="1542" meta:character-count="9093" meta:non-whitespace-character-count="7575"/>
  </office:meta>
</office:document-meta>
</file>